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2B940178D440744162D.png" manifest:media-type="image/png"/>
  <manifest:file-entry manifest:full-path="Pictures/10000000000003A2000001C106D7DB3091ED84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3429in" draw:z-index="0"><draw:image xlink:href="Pictures/10000000000003A2000001C106D7DB3091ED8450.png" xlink:type="simple" xlink:show="embed" xlink:actuate="onLoad"/></draw:frame></text:p>
      <text:p text:style-name="Standard"/>
      <text:p text:style-name="Standard"><draw:frame draw:style-name="fr1" draw:name="Image2" text:anchor-type="paragraph" svg:width="6.9252in" svg:height="5.7047in" draw:z-index="1"><draw:image xlink:href="Pictures/100000000000034E000002B940178D440744162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18:24.543988873</meta:creation-date>
    <meta:generator>LibreOffice/5.1.6.2$Linux_X86_64 LibreOffice_project/10m0$Build-2</meta:generator>
    <dc:date>2017-06-15T22:19:31.585045238</dc:date>
    <meta:editing-duration>PT1M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